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064" calcext:value-type="float">
            <text:p>92.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3336" calcext:value-type="float">
            <text:p>92.2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908" calcext:value-type="float">
            <text:p>95.5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3088" calcext:value-type="float">
            <text:p>99.3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9288" calcext:value-type="float">
            <text:p>99.4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201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1984" calcext:value-type="float">
            <text:p>95.1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201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032" calcext:value-type="float">
            <text:p>94.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9936" calcext:value-type="float">
            <text:p>91.6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9944" calcext:value-type="float">
            <text:p>94.0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7384" calcext:value-type="float">
            <text:p>92.6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1584" calcext:value-type="float">
            <text:p>91.9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5536" calcext:value-type="float">
            <text:p>90.7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9232" calcext:value-type="float">
            <text:p>83.0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200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200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200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0592" calcext:value-type="float">
            <text:p>82.4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9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2248" calcext:value-type="float">
            <text:p>81.2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1688" calcext:value-type="float">
            <text:p>80.5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9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1128" calcext:value-type="float">
            <text:p>79.8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9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9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8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8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8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8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8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8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8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9128" calcext:value-type="float">
            <text:p>75.3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8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1968" calcext:value-type="float">
            <text:p>75.1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7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9968" calcext:value-type="float">
            <text:p>74.4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7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6464" calcext:value-type="float">
            <text:p>73.8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7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7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7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5552" calcext:value-type="float">
            <text:p>68.8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7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3912" calcext:value-type="float">
            <text:p>67.1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7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2288" calcext:value-type="float">
            <text:p>66.3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6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8368" calcext:value-type="float">
            <text:p>65.4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6602</text:p>
          </table:table-cell>
          <table:table-cell office:value-type="string" calcext:value-type="string">
            <text:p>196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